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background-color="transparent"/>
    </style:style>
    <style:style style:name="P2" style:family="paragraph" style:parent-style-name="Preformatted_20_Text">
      <style:text-properties officeooo:paragraph-rsid="0011b931"/>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paragraph-properties fo:margin-top="0in" fo:margin-bottom="0.1965in" style:contextual-spacing="false"/>
      <style:text-properties officeooo:paragraph-rsid="0011a8f3"/>
    </style:style>
    <style:style style:name="P5" style:family="paragraph" style:parent-style-name="Text_20_body">
      <style:text-properties officeooo:paragraph-rsid="0011a8f3"/>
    </style:style>
    <style:style style:name="P6" style:family="paragraph" style:parent-style-name="Text_20_body">
      <style:text-properties fo:background-color="transparent"/>
    </style:style>
    <style:style style:name="T1" style:family="text">
      <style:text-properties officeooo:rsid="00117d03"/>
    </style:style>
    <style:style style:name="T2" style:family="text">
      <style:text-properties officeooo:rsid="0011a8f3"/>
    </style:style>
    <style:style style:name="T3" style:family="text">
      <style:text-properties style:font-name="Liberation Mono" fo:font-size="10pt" officeooo:rsid="0011a8f3" style:font-name-asian="NSimSun1" style:font-size-asian="10pt" style:font-name-complex="Liberation Mono" style:font-size-complex="10pt"/>
    </style:style>
    <style:style style:name="T4" style:family="text">
      <style:text-properties style:font-name="Liberation Mono" fo:font-size="10pt" officeooo:rsid="0011b931" style:font-name-asian="NSimSun1" style:font-size-asian="10pt" style:font-name-complex="Liberation Mono" style:font-size-complex="10pt"/>
    </style:style>
    <style:style style:name="T5" style:family="text">
      <style:text-properties officeooo:rsid="0011b931"/>
    </style:style>
    <style:style style:name="T6" style:family="text">
      <style:text-properties officeooo:rsid="00129339"/>
    </style:style>
    <style:style style:name="T7" style:family="text">
      <style:text-properties officeooo:rsid="001433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ntacle-leg-research</text:h>
      <text:p text:style-name="P6">This will be the shared repository used to research inextensible continuum arms under the advisement of Professor Godage at DePaul University's College for Computing and Digital Media</text:p>
      <text:h text:style-name="P1" text:outline-level="1"><text:bookmark text:name="user-content-apitestpy"/>apitest.py</text:h>
      <text:p text:style-name="P6">This file includes the demonstration of the usage of the simulation. Specifics will be explained later on in this document</text:p>
      <text:h text:style-name="P1" text:outline-level="1"><text:bookmark text:name="user-content-mobpy"/>mob.py</text:h>
      <text:p text:style-name="P6">This file is the simulation itself. The simulation can simulate a quadrupedal walker robot or a snake <text:span text:style-name="T1">or a tetrapod</text:span>.</text:p>
      <text:h text:style-name="P1" text:outline-level="1"><text:bookmark text:name="user-content-introduction"/>Introduction</text:h>
      <text:p text:style-name="P6">The simulation allows for independent limb manipulation, physics simulation, and measurement of success metrics.</text:p>
      <text:h text:style-name="P1" text:outline-level="1"><text:bookmark text:name="user-content-starting-the-simulation"/>Starting the Simulation</text:h>
      <text:p text:style-name="P6">Create a simulation object. Then, run the object’s start() method. simtype can be either "walker" or "snake" or "snake2" <text:span text:style-name="T1">or "tetra"</text:span> (as a string literal). "walker" creates a quadruped robot. "snake" creates a simple snake. "snake2" creates a slightly more complex snake with two axes of joints in each body segment, allowing the snake to move more naturally. <text:span text:style-name="T1">"tetra" creates a tetrapod, similar to a methane molecule. </text:span>gui should be True if you would like to use a GUI system. It is False by default, and not recommended for iterated testing and machine learning. <text:span text:style-name="T7">force is a number representing the maximum amount of force the robot can exert with any of its limbs. 100 is the default, which makes it neither floppy nor jumpy.</text:span></text:p>
      <text:p text:style-name="Preformatted_20_Text"><text:span text:style-name="Source_20_Text">import mob as m</text:span></text:p>
      <text:p text:style-name="Preformatted_20_Text"><text:span text:style-name="Source_20_Text">sim = m.Simulation(simtype, </text:span><text:span text:style-name="Source_20_Text"><text:span text:style-name="T6">force, </text:span></text:span><text:span text:style-name="Source_20_Text">gui)</text:span></text:p>
      <text:p text:style-name="P3"><text:span text:style-name="Source_20_Text">sim.start()</text:span></text:p>
      <text:h text:style-name="Heading_20_1" text:outline-level="1"><text:bookmark text:name="user-content-manipulate-the-limbs"/><text:soft-page-break/>Manipulate the Limbs</text:h>
      <text:p text:style-name="Text_20_body">Each limb can be manipulated using all of its parameters simultaneously, or each parameter individually. Each limb has a strength parameter, a direction parameter, and an expansion parameter. The direction parameter indicates in what direction the limb will bend, and is defined on (-infinity, infinity) much as the sine and cosine functions are. Directions chosen are irrespective of the simplest form direction in the range (-pi, pi) and it is therefore advised that paths between directions be relative, not exact. The strength parameter indicates the degree to which the bend occurs, and is defined on [0, 0.3], which is locked in the program. The expansion parameter indicates how far the arm stretches in length, and is defined on [0, 0.05], which is locked in the program. There are 5 limbs and 4 methods for each, so there are 20 methods.</text:p>
      <text:p text:style-name="Preformatted_20_Text"><text:span text:style-name="Source_20_Text">sim.spineStrength(str)</text:span></text:p>
      <text:p text:style-name="Preformatted_20_Text"><text:span text:style-name="Source_20_Text">sim.spineDirection(dir)</text:span></text:p>
      <text:p text:style-name="Preformatted_20_Text"><text:span text:style-name="Source_20_Text">sim.spineExpansion(exp)</text:span></text:p>
      <text:p text:style-name="Preformatted_20_Text"><text:span text:style-name="Source_20_Text">sim.spine(str, dir, exp)</text:span></text:p>
      <text:p text:style-name="Preformatted_20_Text"><text:span text:style-name="Source_20_Text">sim.frontRightStrength(str)</text:span></text:p>
      <text:p text:style-name="Preformatted_20_Text"><text:span text:style-name="Source_20_Text">sim.frontRightDirection(dir)</text:span></text:p>
      <text:p text:style-name="Preformatted_20_Text"><text:span text:style-name="Source_20_Text">sim.frontRightExpansion(exp)</text:span></text:p>
      <text:p text:style-name="Preformatted_20_Text"><text:span text:style-name="Source_20_Text">sim.frontRight(str, dir, exp)</text:span></text:p>
      <text:p text:style-name="Preformatted_20_Text"><text:span text:style-name="Source_20_Text">sim.frontLeftStrength(str)</text:span></text:p>
      <text:p text:style-name="Preformatted_20_Text"><text:span text:style-name="Source_20_Text">sim.frontLeftDirection(dir)</text:span></text:p>
      <text:p text:style-name="Preformatted_20_Text"><text:span text:style-name="Source_20_Text">sim.frontLeftExpansion(exp)</text:span></text:p>
      <text:p text:style-name="Preformatted_20_Text"><text:span text:style-name="Source_20_Text">sim.frontLeft(str, dir, exp)</text:span></text:p>
      <text:p text:style-name="Preformatted_20_Text"><text:span text:style-name="Source_20_Text">sim.rearRightStrength(str)</text:span></text:p>
      <text:p text:style-name="Preformatted_20_Text"><text:span text:style-name="Source_20_Text">sim.rearRightDirection(dir)</text:span></text:p>
      <text:p text:style-name="Preformatted_20_Text"><text:span text:style-name="Source_20_Text">sim.rearRightExpansion(exp)</text:span></text:p>
      <text:p text:style-name="Preformatted_20_Text"><text:span text:style-name="Source_20_Text">sim.rearRight(str, dir, exp)</text:span></text:p>
      <text:p text:style-name="Preformatted_20_Text"><text:span text:style-name="Source_20_Text">sim.rearLeftStrength(str)</text:span></text:p>
      <text:p text:style-name="Preformatted_20_Text"><text:span text:style-name="Source_20_Text">sim.rearLeftDirection(dir)</text:span></text:p>
      <text:p text:style-name="Preformatted_20_Text"><text:span text:style-name="Source_20_Text">sim.rearLeftExpansion(exp)</text:span></text:p>
      <text:p text:style-name="P3"><text:span text:style-name="Source_20_Text">sim.rearLeft(str, dir, exp)</text:span></text:p>
      <text:p text:style-name="Text_20_body">The snake has fewer limb controls because there are 3 rather than 5 distinct segments. The methods are technically aliases of some of the walker methods, but they have names which make more sense. The head is the first segment, the middle is the second segment, and the tail is the third segment.</text:p>
      <text:p text:style-name="Preformatted_20_Text"><text:span text:style-name="Source_20_Text">sim.headStrength(str)</text:span></text:p>
      <text:p text:style-name="Preformatted_20_Text"><text:span text:style-name="Source_20_Text">sim.headDirection(dir)</text:span></text:p>
      <text:p text:style-name="Preformatted_20_Text"><text:span text:style-name="Source_20_Text">sim.headExpansion(exp)</text:span></text:p>
      <text:p text:style-name="Preformatted_20_Text"><text:span text:style-name="Source_20_Text">sim.head(str, dir, exp)</text:span></text:p>
      <text:p text:style-name="Preformatted_20_Text"><text:span text:style-name="Source_20_Text">sim.middleStrength(str)</text:span></text:p>
      <text:p text:style-name="Preformatted_20_Text"><text:span text:style-name="Source_20_Text">sim.middleDirection(dir)</text:span></text:p>
      <text:p text:style-name="Preformatted_20_Text"><text:span text:style-name="Source_20_Text">sim.middleExpansion(exp)</text:span></text:p>
      <text:p text:style-name="Preformatted_20_Text"><text:span text:style-name="Source_20_Text">sim.middle(str, dir, exp)</text:span></text:p>
      <text:p text:style-name="Preformatted_20_Text"><text:span text:style-name="Source_20_Text">sim.tailStrength(str)</text:span></text:p>
      <text:p text:style-name="Preformatted_20_Text"><text:span text:style-name="Source_20_Text">sim.tailDirection(dir)</text:span></text:p>
      <text:p text:style-name="Preformatted_20_Text"><text:span text:style-name="Source_20_Text">sim.tailExpansion(exp)</text:span></text:p>
      <text:p text:style-name="P3"><text:span text:style-name="Source_20_Text">sim.tail(str, dir, exp)</text:span></text:p>
      <text:p text:style-name="Text_20_body"><text:soft-page-break/>The snake2 has a wrapper function for your convenience, snake2Wrapper. This function can set the strength and direction of the head, middle, and tail simultaneously.</text:p>
      <text:p text:style-name="P3"><text:span text:style-name="Source_20_Text">sim.snake2Wrapper(strHead, dirHead, strMiddle, dirMiddle, strTail, dirTail)</text:span></text:p>
      <text:p text:style-name="P5">The <text:span text:style-name="T2">tetrapod has 4 sets of functions (one for each segment), plus a wrapper function which can set the direction and strength of all the segments at once.</text:span></text:p>
      <text:p text:style-name="P2"><text:span text:style-name="Source_20_Text">sim.</text:span><text:span text:style-name="Source_20_Text"><text:span text:style-name="T5">one</text:span></text:span><text:span text:style-name="Source_20_Text">Strength(str)</text:span></text:p>
      <text:p text:style-name="P2"><text:span text:style-name="Source_20_Text">sim.</text:span><text:span text:style-name="Source_20_Text"><text:span text:style-name="T5">one</text:span></text:span><text:span text:style-name="Source_20_Text">Direction(dir)</text:span></text:p>
      <text:p text:style-name="P2"><text:span text:style-name="Source_20_Text">sim.</text:span><text:span text:style-name="Source_20_Text"><text:span text:style-name="T5">one</text:span></text:span><text:span text:style-name="Source_20_Text">Expansion(exp)</text:span></text:p>
      <text:p text:style-name="P2"><text:span text:style-name="Source_20_Text">sim.</text:span><text:span text:style-name="Source_20_Text"><text:span text:style-name="T5">one</text:span></text:span><text:span text:style-name="Source_20_Text">(str, dir, exp)</text:span></text:p>
      <text:p text:style-name="P2"><text:span text:style-name="Source_20_Text">sim.</text:span><text:span text:style-name="Source_20_Text"><text:span text:style-name="T5">two</text:span></text:span><text:span text:style-name="Source_20_Text">Strength(str)</text:span></text:p>
      <text:p text:style-name="P2"><text:span text:style-name="Source_20_Text">sim.</text:span><text:span text:style-name="Source_20_Text"><text:span text:style-name="T4">two</text:span></text:span><text:span text:style-name="Source_20_Text">Direction(dir)</text:span></text:p>
      <text:p text:style-name="P2"><text:span text:style-name="Source_20_Text">sim.</text:span><text:span text:style-name="Source_20_Text"><text:span text:style-name="T5">two</text:span></text:span><text:span text:style-name="Source_20_Text">Expansion(exp)</text:span></text:p>
      <text:p text:style-name="P2"><text:span text:style-name="Source_20_Text">sim.</text:span><text:span text:style-name="Source_20_Text"><text:span text:style-name="T5">two</text:span></text:span><text:span text:style-name="Source_20_Text">(str, dir, exp)</text:span></text:p>
      <text:p text:style-name="P2"><text:span text:style-name="Source_20_Text">sim.</text:span><text:span text:style-name="Source_20_Text"><text:span text:style-name="T4">three</text:span></text:span><text:span text:style-name="Source_20_Text">Strength(str)</text:span></text:p>
      <text:p text:style-name="P2"><text:span text:style-name="Source_20_Text">sim.</text:span><text:span text:style-name="Source_20_Text"><text:span text:style-name="T4">three</text:span></text:span><text:span text:style-name="Source_20_Text">Direction(dir)</text:span></text:p>
      <text:p text:style-name="P2"><text:span text:style-name="Source_20_Text">sim.</text:span><text:span text:style-name="Source_20_Text"><text:span text:style-name="T5">three</text:span></text:span><text:span text:style-name="Source_20_Text">Expansion(exp)</text:span></text:p>
      <text:p text:style-name="P2"><text:span text:style-name="Source_20_Text">sim.</text:span><text:span text:style-name="Source_20_Text"><text:span text:style-name="T4">three</text:span></text:span><text:span text:style-name="Source_20_Text">(str, dir, exp)</text:span></text:p>
      <text:p text:style-name="P2"><text:span text:style-name="Source_20_Text">sim.</text:span><text:span text:style-name="Source_20_Text"><text:span text:style-name="T4">four</text:span></text:span><text:span text:style-name="Source_20_Text">Strength(str)</text:span></text:p>
      <text:p text:style-name="P2"><text:span text:style-name="Source_20_Text">sim.</text:span><text:span text:style-name="Source_20_Text"><text:span text:style-name="T4">four</text:span></text:span><text:span text:style-name="Source_20_Text">Direction(dir)</text:span></text:p>
      <text:p text:style-name="P2"><text:span text:style-name="Source_20_Text">sim.</text:span><text:span text:style-name="Source_20_Text"><text:span text:style-name="T5">four</text:span></text:span><text:span text:style-name="Source_20_Text">Expansion(exp)</text:span></text:p>
      <text:p text:style-name="P2"><text:span text:style-name="Source_20_Text">sim.</text:span><text:span text:style-name="Source_20_Text"><text:span text:style-name="T4">four</text:span></text:span><text:span text:style-name="Source_20_Text">(str, dir, exp)</text:span></text:p>
      <text:p text:style-name="P2"><text:span text:style-name="Source_20_Text"/></text:p>
      <text:p text:style-name="P4"><text:span text:style-name="Source_20_Text">sim.</text:span><text:span text:style-name="Source_20_Text"><text:span text:style-name="T3">tetraWrapper</text:span></text:span><text:span text:style-name="Source_20_Text">(str</text:span><text:span text:style-name="Source_20_Text"><text:span text:style-name="T5">One</text:span></text:span><text:span text:style-name="Source_20_Text">, dir</text:span><text:span text:style-name="Source_20_Text"><text:span text:style-name="T5">One</text:span></text:span><text:span text:style-name="Source_20_Text">, str</text:span><text:span text:style-name="Source_20_Text"><text:span text:style-name="T5">Two</text:span></text:span><text:span text:style-name="Source_20_Text">, dir</text:span><text:span text:style-name="Source_20_Text"><text:span text:style-name="T5">Two</text:span></text:span><text:span text:style-name="Source_20_Text">, strT</text:span><text:span text:style-name="Source_20_Text"><text:span text:style-name="T5">hree</text:span></text:span><text:span text:style-name="Source_20_Text">, dirT</text:span><text:span text:style-name="Source_20_Text"><text:span text:style-name="T5">hree, strFour, dirFour</text:span></text:span><text:span text:style-name="Source_20_Text">)</text:span></text:p>
      <text:h text:style-name="Heading_20_1" text:outline-level="1"><text:bookmark text:name="user-content-evaluate-performance"/>Evaluate Performance</text:h>
      <text:p text:style-name="Text_20_body">The “head” of the robot is represented by a small magenta cube. This represents the front of the robot, and is merely an image, not a physical object. The position of this cube can be queried at any time using the getPosition() method. This returns a 3-tuple of the x, y, and z position.</text:p>
      <text:p text:style-name="P3"><text:span text:style-name="Source_20_Text">position = sim.getPosition()</text:span></text:p>
      <text:p text:style-name="Text_20_body">A similar method is getFullPosition(). This method will return a 4-tuple of (x, y) tuples indicating the x, y positions, in order, of important positions on the snake2. The important positions are in the front of the head, between the head and the middle, between the middle and the tail, and the end of the tail.</text:p>
      <text:p text:style-name="P3"><text:span text:style-name="Source_20_Text">fullPosition = sim.getFullPosition()</text:span></text:p>
      <text:p text:style-name="Text_20_body">There also is a method for the orientation, but this has limited use on a snake.</text:p>
      <text:p text:style-name="P3"><text:span text:style-name="Source_20_Text">orientation = sim.getOrientation()</text:span></text:p>
      <text:h text:style-name="Heading_20_1" text:outline-level="1"><text:bookmark text:name="user-content-register-periodicals"/><text:soft-page-break/>Register Periodicals</text:h>
      <text:p text:style-name="Text_20_body">It may be useful to create periodic functions which allow for oscillation tied directly to the system. This can be done with the registerPeriodical() function:</text:p>
      <text:p text:style-name="P3"><text:span text:style-name="Source_20_Text">sim.registerPeriodical(movementFunction, shapeFunction(t, i), hz)</text:span></text:p>
      <text:p text:style-name="Text_20_body">Obviously this will need some explanation. The movement function can be any of the single control functions for limb manipulation. The movement function will be called every tick with the result of the shape function as its parameter. The shape function is an anonymous or other function which takes two parameters, t and i. The t parameter will be a value between 0 and 1, representing how far along the period the value is. The i parameter will be an integer greater than or equal to 0, representing how many periods have passed. This parameter is particularly useful for direction parameters, which can be unlimited in either direction. The return value of this function may be either a single value or a tuple or a list, depending on the number of arguments the movement function requires. The hz parameter will be the rate of the periodical, in Hz (oscillations per second), and can be any real positive number.</text:p>
      <text:h text:style-name="Heading_20_1" text:outline-level="1"><text:bookmark text:name="user-content-end-the-simulation"/>End the Simulation</text:h>
      <text:p text:style-name="Text_20_body">In order to prevent resource leaks, it is extremely important that the following line is run after the simulation has run its course (sim.is_alive == False). It simply ends the simulation.</text:p>
      <text:p text:style-name="P3"><text:span text:style-name="Source_20_Text">sim.endSimulation()</text:span></text:p>
      <text:p text:style-name="Text_20_body">After this function is called, you will no longer be able to register periodicals or evaluate the performance of the mode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2T14:50:37.227000000</meta:creation-date>
    <meta:editing-duration>PT19M16S</meta:editing-duration>
    <meta:editing-cycles>6</meta:editing-cycles>
    <meta:generator>LibreOffice/7.0.4.2$Windows_X86_64 LibreOffice_project/dcf040e67528d9187c66b2379df5ea4407429775</meta:generator>
    <dc:title>Default Inch</dc:title>
    <dc:date>2021-06-02T16:03:38.687000000</dc:date>
    <meta:document-statistic meta:table-count="0" meta:image-count="0" meta:object-count="0" meta:page-count="4" meta:paragraph-count="83" meta:word-count="939" meta:character-count="6487" meta:non-whitespace-character-count="5631"/>
    <meta:template xlink:type="simple" xlink:actuate="onRequest" xlink:title="Default Inch" xlink:href="../../Users/jgrey/AppData/Roaming/LibreOffice/4/user/template/Default%20Inch.ott" meta:date="2021-06-02T14:50:36.774000000"/>
  </office:meta>
</office:document-meta>
</file>